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e6e6e6" fo:min-height="6.63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35cm" fo:min-width="0cm"/>
    </style:style>
    <style:style style:name="gr3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114cm"/>
    </style:style>
    <style:style style:name="P1" style:family="paragraph">
      <style:paragraph-properties fo:margin-left="0cm" fo:margin-right="0cm" fo:text-indent="0cm" style:text-autospace="none"/>
      <style:text-properties fo:font-size="12pt"/>
    </style:style>
    <style:style style:name="P2" style:family="paragraph">
      <style:paragraph-properties fo:margin-left="0cm" fo:margin-right="0cm" fo:text-indent="0cm" style:text-autospace="none"/>
      <style:text-properties fo:color="#000000" fo:font-family="Monospace" fo:font-size="12pt" style:font-family-asian="Monospace" style:font-size-asian="10pt" style:font-family-complex="Monospace" style:font-size-complex="10pt"/>
    </style:style>
    <style:style style:name="P3" style:family="paragraph">
      <style:paragraph-properties fo:margin-left="0cm" fo:margin-right="0cm" fo:text-indent="0cm" style:text-autospace="none"/>
      <style:text-properties fo:font-size="11pt"/>
    </style:style>
    <style:style style:name="P4" style:family="paragraph">
      <style:paragraph-properties fo:margin-left="0cm" fo:margin-right="0cm" fo:text-indent="0cm" style:text-autospace="none"/>
      <style:text-properties fo:color="#000000" fo:font-family="Monospace" fo:font-size="11pt" style:font-family-asian="Monospace" style:font-size-asian="10pt" style:font-family-complex="Monospace" style:font-size-complex="10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font-size="28pt"/>
    </style:style>
    <style:style style:name="T1" style:family="text">
      <style:text-properties fo:color="#000000" fo:font-family="Monospace" fo:font-size="12pt" style:font-family-asian="Monospace" style:font-size-asian="10pt" style:font-family-complex="Monospace" style:font-size-complex="10pt"/>
    </style:style>
    <style:style style:name="T2" style:family="text">
      <style:text-properties fo:color="#000000" fo:font-family="Monospace" fo:font-size="11pt" style:font-family-asian="Monospace" style:font-size-asian="10pt" style:font-family-complex="Monospace" style:font-size-complex="10pt"/>
    </style:style>
    <style:style style:name="T3" style:family="text">
      <style:text-properties fo:font-size="2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frame draw:style-name="gr1" draw:text-style-name="P2" draw:layer="layout" svg:width="5.997cm" svg:height="17.937cm" svg:x="1.502cm" svg:y="1.408cm">
          <draw:text-box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RES</text:span></text:p>
            <text:p text:style-name="P1"><text:span text:style-name="T1">1b:a-dman-HEX-1:5</text:span></text:p>
            <text:p text:style-name="P1"><text:span text:style-name="T1">2r:r1</text:span></text:p>
            <text:p text:style-name="P1"><text:span text:style-name="T1">3b:a-dgal-HEX-1:5</text:span></text:p>
            <text:p text:style-name="P1"><text:span text:style-name="T1">4a:a1</text:span></text:p>
            <text:p text:style-name="P1"><text:span text:style-name="T1">5b:a-lgal-HEX-0:0|6:d</text:span></text:p>
            <text:p text:style-name="P1"><text:span text:style-name="T1">6b:a-dgal-HEX-0:0|6:d</text:span></text:p>
            <text:p text:style-name="P1"><text:span text:style-name="T1">LIN</text:span></text:p>
            <text:p text:style-name="P1"><text:span text:style-name="T1">1:1o(2+1)2n</text:span></text:p>
            <text:p text:style-name="P1"><text:span text:style-name="T1">2:2n(2+1)3d</text:span></text:p>
            <text:p text:style-name="P1"><text:span text:style-name="T1">3:3u(2+1)4u</text:span></text:p>
            <text:p text:style-name="P1"><text:span text:style-name="T1">4:4u(2+1)5u</text:span></text:p>
            <text:p text:style-name="P1"><text:span text:style-name="T1">5:4u(3+1)6u</text:span></text:p>
            <text:p text:style-name="P1"><text:span text:style-name="T1">REP</text:span></text:p>
            <text:p text:style-name="P1"><text:span text:style-name="T1">REP1:7o(2+1)7d=-1--1</text:span></text:p>
            <text:p text:style-name="P1"><text:span text:style-name="T1">RES</text:span></text:p>
            <text:p text:style-name="P1"><text:span text:style-name="T1">7b:a-dglc-HEX-1:5</text:span></text:p>
            <text:p text:style-name="P1"><text:span text:style-name="T1">ALT</text:span></text:p>
            <text:p text:style-name="P1"><text:span text:style-name="T1">ALT1</text:span></text:p>
            <text:p text:style-name="P1"><text:span text:style-name="T1">ALTSUBGRAPH1</text:span></text:p>
            <text:p text:style-name="P1"><text:span text:style-name="T1">LEAD-IN RES:8</text:span></text:p>
            <text:p text:style-name="P1"><text:span text:style-name="T1">LEAD-OUT RES:8+5|8+6|</text:span></text:p>
            <text:p text:style-name="P1"><text:span text:style-name="T1">RES</text:span></text:p>
            <text:p text:style-name="P1"><text:span text:style-name="T1">8b:b-dgal-HEX-1:5</text:span></text:p>
            <text:p text:style-name="P1"><text:span text:style-name="T1">ALTSUBGRAPH2</text:span></text:p>
            <text:p text:style-name="P1"><text:span text:style-name="T1">LEAD-IN RES:9</text:span></text:p>
            <text:p text:style-name="P1"><text:span text:style-name="T1">LEAD-OUT RES:9+5|10+6|</text:span></text:p>
            <text:p text:style-name="P1"><text:span text:style-name="T1">RES</text:span></text:p>
            <text:p text:style-name="P1"><text:span text:style-name="T1">9b:b-dglc-HEX-1:5</text:span></text:p>
            <text:p text:style-name="P1"><text:span text:style-name="T1">10b:b-dido-HEX-1:5</text:span></text:p>
            <text:p text:style-name="P1"><text:span text:style-name="T1">LIN</text:span></text:p>
            <text:p text:style-name="P1"><text:span text:style-name="T1">6:9u(2+1)10u</text:span></text:p>
            <text:p text:style-name="P1"><text:span text:style-name="T1"/></text:p>
          </draw:text-box>
        </draw:frame>
        <draw:frame draw:style-name="gr1" draw:text-style-name="P4" draw:layer="layout" svg:width="15.408cm" svg:height="42.25cm" svg:x="7.775cm" svg:y="1.382cm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&lt;?xml version="1.0" encoding="UTF-8"?&gt;</text:span></text:p>
            <text:p text:style-name="P3"><text:span text:style-name="T2">&lt;sugar version="1.0"&gt;</text:span></text:p>
            <text:p text:style-name="P3"><text:span text:style-name="T2"><text:s text:c="2"/></text:span><text:span text:style-name="T2">&lt;residues&gt;</text:span></text:p>
            <text:p text:style-name="P3"><text:span text:style-name="T2"><text:s text:c="4"/></text:span><text:span text:style-name="T2">&lt;monosaccharide id="1" type="b" anomer="a" superclass="hex" ringStart="1" ringEnd="5" name="a-dman-HEX-1:5"&gt;</text:span></text:p>
            <text:p text:style-name="P3"><text:span text:style-name="T2"><text:s text:c="6"/></text:span><text:span text:style-name="T2">&lt;basetype id="1" type="dman" /&gt;</text:span></text:p>
            <text:p text:style-name="P3"><text:span text:style-name="T2"><text:s text:c="4"/></text:span><text:span text:style-name="T2">&lt;/monosaccharide&gt;</text:span></text:p>
            <text:p text:style-name="P3"><text:span text:style-name="T2"><text:s text:c="4"/></text:span><text:span text:style-name="T2">&lt;repeat id="2" repeatId="1" /&gt;</text:span></text:p>
            <text:p text:style-name="P3"><text:span text:style-name="T2"><text:s text:c="4"/></text:span><text:span text:style-name="T2">&lt;monosaccharide id="3" type="b" anomer="a" superclass="hex" ringStart="1" ringEnd="5" name="a-dgal-HEX-1:5"&gt;</text:span></text:p>
            <text:p text:style-name="P3"><text:span text:style-name="T2"><text:s text:c="6"/></text:span><text:span text:style-name="T2">&lt;basetype id="1" type="dgal" /&gt;</text:span></text:p>
            <text:p text:style-name="P3"><text:span text:style-name="T2"><text:s text:c="4"/></text:span><text:span text:style-name="T2">&lt;/monosaccharide&gt;</text:span></text:p>
            <text:p text:style-name="P3"><text:span text:style-name="T2"><text:s text:c="4"/></text:span><text:span text:style-name="T2">&lt;alternative id="4" alternativeId="1" /&gt;</text:span></text:p>
            <text:p text:style-name="P3"><text:span text:style-name="T2"><text:s text:c="4"/></text:span><text:span text:style-name="T2">&lt;monosaccharide id="5" type="b" anomer="a" superclass="hex" ringStart="0" ringEnd="0" name="a-lgal-HEX-0:0|6:d"&gt;</text:span></text:p>
            <text:p text:style-name="P3"><text:span text:style-name="T2"><text:s text:c="6"/></text:span><text:span text:style-name="T2">&lt;basetype id="1" type="lgal" /&gt;</text:span></text:p>
            <text:p text:style-name="P3"><text:span text:style-name="T2"><text:s text:c="6"/></text:span><text:span text:style-name="T2">&lt;modification type="d" pos_one="6" /&gt;</text:span></text:p>
            <text:p text:style-name="P3"><text:span text:style-name="T2"><text:s text:c="4"/></text:span><text:span text:style-name="T2">&lt;/monosaccharide&gt;</text:span></text:p>
            <text:p text:style-name="P3"><text:span text:style-name="T2"><text:s text:c="4"/></text:span><text:span text:style-name="T2">&lt;monosaccharide id="6" type="b" anomer="a" superclass="hex" ringStart="0" ringEnd="0" name="a-dgal-HEX-0:0|6:d"&gt;</text:span></text:p>
            <text:p text:style-name="P3"><text:span text:style-name="T2"><text:s text:c="6"/></text:span><text:span text:style-name="T2">&lt;basetype id="1" type="dgal" /&gt;</text:span></text:p>
            <text:p text:style-name="P3"><text:span text:style-name="T2"><text:s text:c="6"/></text:span><text:span text:style-name="T2">&lt;modification type="d" pos_one="6" /&gt;</text:span></text:p>
            <text:p text:style-name="P3"><text:span text:style-name="T2"><text:s text:c="4"/></text:span><text:span text:style-name="T2">&lt;/monosaccharide&gt;</text:span></text:p>
            <text:p text:style-name="P3"><text:span text:style-name="T2"><text:s text:c="2"/></text:span><text:span text:style-name="T2">&lt;/residues&gt;</text:span></text:p>
            <text:p text:style-name="P3"><text:span text:style-name="T2"><text:s text:c="2"/></text:span><text:span text:style-name="T2">&lt;linkages&gt;</text:span></text:p>
            <text:p text:style-name="P3"><text:span text:style-name="T2"><text:s text:c="4"/></text:span><text:span text:style-name="T2">&lt;connection id="1" parent="1" child="2"&gt;</text:span></text:p>
            <text:p text:style-name="P3"><text:span text:style-name="T2"><text:s text:c="6"/></text:span><text:span text:style-name="T2">&lt;linkage id="1" parentType="o" childType="n"&gt;</text:span></text:p>
            <text:p text:style-name="P3"><text:span text:style-name="T2"><text:s text:c="8"/></text:span><text:span text:style-name="T2">&lt;parent pos="2" /&gt;</text:span></text:p>
            <text:p text:style-name="P3"><text:span text:style-name="T2"><text:s text:c="8"/></text:span><text:span text:style-name="T2">&lt;child pos="1" /&gt;</text:span></text:p>
            <text:p text:style-name="P3"><text:span text:style-name="T2"><text:s text:c="6"/></text:span><text:span text:style-name="T2">&lt;/linkage&gt;</text:span></text:p>
            <text:p text:style-name="P3"><text:span text:style-name="T2"><text:s text:c="4"/></text:span><text:span text:style-name="T2">&lt;/connection&gt;</text:span></text:p>
            <text:p text:style-name="P3"><text:span text:style-name="T2"><text:s text:c="4"/></text:span><text:span text:style-name="T2">&lt;connection id="2" parent="2" child="3"&gt;</text:span></text:p>
            <text:p text:style-name="P3"><text:span text:style-name="T2"><text:s text:c="6"/></text:span><text:span text:style-name="T2">&lt;linkage id="2" parentType="n" childType="d"&gt;</text:span></text:p>
            <text:p text:style-name="P3"><text:span text:style-name="T2"><text:s text:c="8"/></text:span><text:span text:style-name="T2">&lt;parent pos="2" /&gt;</text:span></text:p>
            <text:p text:style-name="P3"><text:span text:style-name="T2"><text:s text:c="8"/></text:span><text:span text:style-name="T2">&lt;child pos="1" /&gt;</text:span></text:p>
            <text:p text:style-name="P3"><text:span text:style-name="T2"><text:s text:c="6"/></text:span><text:span text:style-name="T2">&lt;/linkage&gt;</text:span></text:p>
            <text:p text:style-name="P3"><text:span text:style-name="T2"><text:s text:c="4"/></text:span><text:span text:style-name="T2">&lt;/connection&gt;</text:span></text:p>
            <text:p text:style-name="P3"><text:span text:style-name="T2"><text:s text:c="4"/></text:span><text:span text:style-name="T2">&lt;connection id="3" parent="3" child="4"&gt;</text:span></text:p>
            <text:p text:style-name="P3"><text:span text:style-name="T2"><text:s text:c="6"/></text:span><text:span text:style-name="T2">&lt;linkage id="3" parentType="x" childType="x"&gt;</text:span></text:p>
            <text:p text:style-name="P3"><text:span text:style-name="T2"><text:s text:c="8"/></text:span><text:span text:style-name="T2">&lt;parent pos="2" /&gt;</text:span></text:p>
            <text:p text:style-name="P3"><text:span text:style-name="T2"><text:s text:c="8"/></text:span><text:span text:style-name="T2">&lt;child pos="1" /&gt;</text:span></text:p>
            <text:p text:style-name="P3"><text:span text:style-name="T2"><text:s text:c="6"/></text:span><text:span text:style-name="T2">&lt;/linkage&gt;</text:span></text:p>
            <text:p text:style-name="P3"><text:span text:style-name="T2"><text:s text:c="4"/></text:span><text:span text:style-name="T2">&lt;/connection&gt;</text:span></text:p>
            <text:p text:style-name="P3"><text:span text:style-name="T2"><text:s text:c="4"/></text:span><text:span text:style-name="T2">&lt;connection id="4" parent="4" child="5"&gt;</text:span></text:p>
            <text:p text:style-name="P3"><text:span text:style-name="T2"><text:s text:c="6"/></text:span><text:span text:style-name="T2">&lt;linkage id="4" parentType="x" childType="x"&gt;</text:span></text:p>
            <text:p text:style-name="P3"><text:span text:style-name="T2"><text:s text:c="8"/></text:span><text:span text:style-name="T2">&lt;parent pos="2" /&gt;</text:span></text:p>
            <text:p text:style-name="P3"><text:span text:style-name="T2"><text:s text:c="8"/></text:span><text:span text:style-name="T2">&lt;child pos="1" /&gt;</text:span></text:p>
            <text:p text:style-name="P3"><text:span text:style-name="T2"><text:s text:c="6"/></text:span><text:span text:style-name="T2">&lt;/linkage&gt;</text:span></text:p>
            <text:p text:style-name="P3"><text:span text:style-name="T2"><text:s text:c="4"/></text:span><text:span text:style-name="T2">&lt;/connection&gt;</text:span></text:p>
            <text:p text:style-name="P3"><text:span text:style-name="T2"><text:s text:c="4"/></text:span><text:span text:style-name="T2">&lt;connection id="5" parent="4" child="6"&gt;</text:span></text:p>
            <text:p text:style-name="P3"><text:span text:style-name="T2"><text:s text:c="6"/></text:span><text:span text:style-name="T2">&lt;linkage id="5" parentType="x" childType="x"&gt;</text:span></text:p>
            <text:p text:style-name="P3"><text:span text:style-name="T2"><text:s text:c="8"/></text:span><text:span text:style-name="T2">&lt;parent pos="3" /&gt;</text:span></text:p>
            <text:p text:style-name="P3"><text:span text:style-name="T2"><text:s text:c="8"/></text:span><text:span text:style-name="T2">&lt;child pos="1" /&gt;</text:span></text:p>
            <text:p text:style-name="P3"><text:span text:style-name="T2"><text:s text:c="6"/></text:span><text:span text:style-name="T2">&lt;/linkage&gt;</text:span></text:p>
            <text:p text:style-name="P3"><text:span text:style-name="T2"><text:s text:c="4"/></text:span><text:span text:style-name="T2">&lt;/connection&gt;</text:span></text:p>
            <text:p text:style-name="P3"><text:span text:style-name="T2"><text:s text:c="2"/></text:span><text:span text:style-name="T2">&lt;/linkages&gt;</text:span></text:p>
            <text:p text:style-name="P3"><text:span text:style-name="T2"><text:s text:c="2"/></text:span><text:span text:style-name="T2">&lt;repeat&gt;</text:span></text:p>
            <text:p text:style-name="P3"><text:span text:style-name="T2"><text:s text:c="4"/></text:span><text:span text:style-name="T2">&lt;unit id="1" minOccur="-1" maxOccur="-1"&gt;</text:span></text:p>
            <text:p text:style-name="P3"><text:span text:style-name="T2"><text:s text:c="6"/></text:span><text:span text:style-name="T2">&lt;residues&gt;</text:span></text:p>
            <text:p text:style-name="P3"><text:span text:style-name="T2"><text:s text:c="8"/></text:span><text:span text:style-name="T2">&lt;monosaccharide id="7" type="b" anomer="a" superclass="hex" ringStart="1" ringEnd="5" name="a-dglc-HEX-1:5"&gt;</text:span></text:p>
            <text:p text:style-name="P3"><text:span text:style-name="T2"><text:s text:c="10"/></text:span><text:span text:style-name="T2">&lt;basetype id="1" type="dglc" /&gt;</text:span></text:p>
            <text:p text:style-name="P3"><text:span text:style-name="T2"><text:s text:c="8"/></text:span><text:span text:style-name="T2">&lt;/monosaccharide&gt;</text:span></text:p>
            <text:p text:style-name="P3"><text:span text:style-name="T2"><text:s text:c="6"/></text:span><text:span text:style-name="T2">&lt;/residues&gt;</text:span></text:p>
            <text:p text:style-name="P3"><text:span text:style-name="T2"><text:s text:c="6"/></text:span><text:span text:style-name="T2">&lt;linkages /&gt;</text:span></text:p>
            <text:p text:style-name="P3"><text:span text:style-name="T2"><text:s text:c="6"/></text:span><text:span text:style-name="T2">&lt;internalLinkage parent="7" child="7"&gt;</text:span></text:p>
            <text:p text:style-name="P3"><text:span text:style-name="T2"><text:s text:c="8"/></text:span><text:span text:style-name="T2">&lt;linkage id="6" parentType="o" childType="d"&gt;</text:span></text:p>
            <text:p text:style-name="P3"><text:span text:style-name="T2"><text:s text:c="10"/></text:span><text:span text:style-name="T2">&lt;parent pos="2" /&gt;</text:span></text:p>
            <text:p text:style-name="P3"><text:span text:style-name="T2"><text:s text:c="10"/></text:span><text:span text:style-name="T2">&lt;child pos="1" /&gt;</text:span></text:p>
            <text:p text:style-name="P3"><text:span text:style-name="T2"><text:s text:c="8"/></text:span><text:span text:style-name="T2">&lt;/linkage&gt;</text:span></text:p>
            <text:p text:style-name="P3"><text:span text:style-name="T2"><text:s text:c="6"/></text:span><text:span text:style-name="T2">&lt;/internalLinkage&gt;</text:span></text:p>
            <text:p text:style-name="P3"><text:span text:style-name="T2"><text:s text:c="4"/></text:span><text:span text:style-name="T2">&lt;/unit&gt;</text:span></text:p>
            <text:p text:style-name="P3"><text:span text:style-name="T2"><text:s text:c="2"/></text:span><text:span text:style-name="T2">&lt;/repeat&gt;</text:span></text:p>
            <text:p text:style-name="P3"><text:span text:style-name="T2"><text:s text:c="2"/></text:span><text:span text:style-name="T2">&lt;underDeterminedSubtrees&gt;</text:span></text:p>
            <text:p text:style-name="P3"><text:span text:style-name="T2"><text:s text:c="4"/></text:span><text:span text:style-name="T2">&lt;tree id="1" probLow="40.0" probUp="60.0"&gt;</text:span></text:p>
            <text:p text:style-name="P3"><text:span text:style-name="T2"><text:s text:c="6"/></text:span><text:span text:style-name="T2">&lt;residues&gt;</text:span></text:p>
            <text:p text:style-name="P3"><text:span text:style-name="T2"><text:s text:c="8"/></text:span><text:span text:style-name="T2">&lt;monosaccharide id="8" type="b" anomer="a" superclass="hex" ringStart="0" ringEnd="0" name="a-lgal-HEX-0:0|6:d"&gt;</text:span></text:p>
            <text:p text:style-name="P3"><text:span text:style-name="T2"><text:s text:c="10"/></text:span><text:span text:style-name="T2">&lt;basetype id="1" type="lgal" /&gt;</text:span></text:p>
            <text:p text:style-name="P3"><text:span text:style-name="T2"><text:s text:c="10"/></text:span><text:span text:style-name="T2">&lt;modification type="d" pos_one="6" /&gt;</text:span></text:p>
            <text:p text:style-name="P3"><text:span text:style-name="T2"><text:s text:c="8"/></text:span><text:span text:style-name="T2">&lt;/monosaccharide&gt;</text:span></text:p>
            <text:p text:style-name="P3"><text:span text:style-name="T2"><text:s text:c="6"/></text:span><text:span text:style-name="T2">&lt;/residues&gt;</text:span></text:p>
            <text:p text:style-name="P3"><text:span text:style-name="T2"><text:s text:c="6"/></text:span><text:span text:style-name="T2">&lt;linkages /&gt;</text:span></text:p>
            <text:p text:style-name="P3"><text:span text:style-name="T2"><text:s text:c="6"/></text:span><text:span text:style-name="T2">&lt;parents&gt;</text:span></text:p>
            <text:p text:style-name="P3"><text:span text:style-name="T2"><text:s text:c="8"/></text:span><text:span text:style-name="T2">&lt;parent res_id="7" /&gt;</text:span></text:p>
            <text:p text:style-name="P3"><text:span text:style-name="T2"><text:s text:c="6"/></text:span><text:span text:style-name="T2">&lt;/parents&gt;</text:span></text:p>
            <text:p text:style-name="P3"><text:span text:style-name="T2"><text:s text:c="6"/></text:span><text:span text:style-name="T2">&lt;connection&gt;</text:span></text:p>
            <text:p text:style-name="P3"><text:span text:style-name="T2"><text:s text:c="8"/></text:span><text:span text:style-name="T2">&lt;linkage id="7" parentType="x" childType="x"&gt;</text:span></text:p>
            <text:p text:style-name="P3"><text:span text:style-name="T2"><text:s text:c="10"/></text:span><text:span text:style-name="T2">&lt;parent pos="4" /&gt;</text:span></text:p>
            <text:p text:style-name="P3"><text:span text:style-name="T2"><text:s text:c="10"/></text:span><text:span text:style-name="T2">&lt;child pos="1" /&gt;</text:span></text:p>
            <text:p text:style-name="P3"><text:span text:style-name="T2"><text:s text:c="8"/></text:span><text:span text:style-name="T2">&lt;/linkage&gt;</text:span></text:p>
            <text:p text:style-name="P3"><text:span text:style-name="T2"><text:s text:c="6"/></text:span><text:span text:style-name="T2">&lt;/connection&gt;</text:span></text:p>
            <text:p text:style-name="P3"><text:span text:style-name="T2"><text:s text:c="4"/></text:span><text:span text:style-name="T2">&lt;/tree&gt;</text:span></text:p>
            <text:p text:style-name="P3"><text:span text:style-name="T2"><text:s text:c="4"/></text:span><text:span text:style-name="T2">&lt;tree id="2" probLow="100.0" probUp="100.0"&gt;</text:span></text:p>
            <text:p text:style-name="P3"><text:span text:style-name="T2"><text:s text:c="6"/></text:span><text:span text:style-name="T2">&lt;residues&gt;</text:span></text:p>
            <text:p text:style-name="P3"><text:span text:style-name="T2"><text:s text:c="8"/></text:span><text:span text:style-name="T2">&lt;monosaccharide id="9" type="b" anomer="b" superclass="non" ringStart="0" ringEnd="0" name="b-dgro-dgal-NON-0:0|1:a|2:keto|3:d"&gt;</text:span></text:p>
            <text:p text:style-name="P3"><text:span text:style-name="T2"><text:s text:c="10"/></text:span><text:span text:style-name="T2">&lt;basetype id="1" type="dgro" /&gt;</text:span></text:p>
            <text:p text:style-name="P3"><text:span text:style-name="T2"><text:s text:c="10"/></text:span><text:span text:style-name="T2">&lt;basetype id="2" type="dgal" /&gt;</text:span></text:p>
            <text:p text:style-name="P3"><text:span text:style-name="T2"><text:s text:c="10"/></text:span><text:span text:style-name="T2">&lt;modification type="a" pos_one="1" /&gt;</text:span></text:p>
            <text:p text:style-name="P3"><text:span text:style-name="T2"><text:s text:c="10"/></text:span><text:span text:style-name="T2">&lt;modification type="keto" pos_one="2" /&gt;</text:span></text:p>
            <text:p text:style-name="P3"><text:span text:style-name="T2"><text:s text:c="10"/></text:span><text:span text:style-name="T2">&lt;modification type="d" pos_one="3" /&gt;</text:span></text:p>
            <text:p text:style-name="P3"><text:span text:style-name="T2"><text:s text:c="8"/></text:span><text:span text:style-name="T2">&lt;/monosaccharide&gt;</text:span></text:p>
            <text:p text:style-name="P3"><text:span text:style-name="T2"><text:s text:c="8"/></text:span><text:span text:style-name="T2">&lt;substituent id="10" type="s" name="n-acetyl" /&gt;</text:span></text:p>
            <text:p text:style-name="P3"><text:span text:style-name="T2"><text:s text:c="6"/></text:span><text:span text:style-name="T2">&lt;/residues&gt;</text:span></text:p>
            <text:p text:style-name="P3"><text:span text:style-name="T2"><text:s text:c="6"/></text:span><text:span text:style-name="T2">&lt;linkages&gt;</text:span></text:p>
            <text:p text:style-name="P3"><text:span text:style-name="T2"><text:s text:c="8"/></text:span><text:span text:style-name="T2">&lt;connection id="6" parent="9" child="10"&gt;</text:span></text:p>
            <text:p text:style-name="P3"><text:span text:style-name="T2"><text:s text:c="10"/></text:span><text:span text:style-name="T2">&lt;linkage id="8" parentType="d" childType="n"&gt;</text:span></text:p>
            <text:p text:style-name="P3"><text:span text:style-name="T2"><text:s text:c="12"/></text:span><text:span text:style-name="T2">&lt;parent pos="5" /&gt;</text:span></text:p>
            <text:p text:style-name="P3"><text:span text:style-name="T2"><text:s text:c="12"/></text:span><text:span text:style-name="T2">&lt;child pos="1" /&gt;</text:span></text:p>
            <text:p text:style-name="P3"><text:span text:style-name="T2"><text:s text:c="10"/></text:span><text:span text:style-name="T2">&lt;/linkage&gt;</text:span></text:p>
            <text:p text:style-name="P3"><text:span text:style-name="T2"><text:s text:c="8"/></text:span><text:span text:style-name="T2">&lt;/connection&gt;</text:span></text:p>
            <text:p text:style-name="P3"><text:span text:style-name="T2"><text:s text:c="6"/></text:span><text:span text:style-name="T2">&lt;/linkages&gt;</text:span></text:p>
            <text:p text:style-name="P3"><text:span text:style-name="T2"><text:s text:c="6"/></text:span><text:span text:style-name="T2">&lt;parents&gt;</text:span></text:p>
            <text:p text:style-name="P3"><text:span text:style-name="T2"><text:s text:c="8"/></text:span><text:span text:style-name="T2">&lt;parent res_id="3" /&gt;</text:span></text:p>
            <text:p text:style-name="P3"><text:span text:style-name="T2"><text:s text:c="8"/></text:span><text:span text:style-name="T2">&lt;parent res_id="1" /&gt;</text:span></text:p>
            <text:p text:style-name="P3"><text:span text:style-name="T2"><text:s text:c="6"/></text:span><text:span text:style-name="T2">&lt;/parents&gt;</text:span></text:p>
            <text:p text:style-name="P3"><text:span text:style-name="T2"><text:s text:c="6"/></text:span><text:span text:style-name="T2">&lt;connection&gt;</text:span></text:p>
            <text:p text:style-name="P3"><text:span text:style-name="T2"><text:s text:c="8"/></text:span><text:span text:style-name="T2">&lt;linkage id="9" parentType="x" childType="x"&gt;</text:span></text:p>
            <text:p text:style-name="P3"><text:span text:style-name="T2"><text:s text:c="10"/></text:span><text:span text:style-name="T2">&lt;parent pos="2" /&gt;</text:span></text:p>
            <text:p text:style-name="P3"><text:span text:style-name="T2"><text:s text:c="10"/></text:span><text:span text:style-name="T2">&lt;child pos="1" /&gt;</text:span></text:p>
            <text:p text:style-name="P3"><text:span text:style-name="T2"><text:s text:c="8"/></text:span><text:span text:style-name="T2">&lt;/linkage&gt;</text:span></text:p>
            <text:p text:style-name="P3"><text:span text:style-name="T2"><text:s text:c="6"/></text:span><text:span text:style-name="T2">&lt;/connection&gt;</text:span></text:p>
            <text:p text:style-name="P3"><text:span text:style-name="T2"><text:s text:c="4"/></text:span><text:span text:style-name="T2">&lt;/tree&gt;</text:span></text:p>
            <text:p text:style-name="P3"><text:span text:style-name="T2"><text:s text:c="2"/></text:span><text:span text:style-name="T2">&lt;/underDeterminedSubtrees&gt;</text:span></text:p>
            <text:p text:style-name="P3"><text:span text:style-name="T2"><text:s text:c="2"/></text:span><text:span text:style-name="T2">&lt;alternative&gt;</text:span></text:p>
            <text:p text:style-name="P3"><text:span text:style-name="T2"><text:s text:c="4"/></text:span><text:span text:style-name="T2">&lt;unit id="1"&gt;</text:span></text:p>
            <text:p text:style-name="P3"><text:span text:style-name="T2"><text:s text:c="6"/></text:span><text:span text:style-name="T2">&lt;substructure&gt;</text:span></text:p>
            <text:p text:style-name="P3"><text:span text:style-name="T2"><text:s text:c="8"/></text:span><text:span text:style-name="T2">&lt;residues&gt;</text:span></text:p>
            <text:p text:style-name="P3"><text:span text:style-name="T2"><text:s text:c="10"/></text:span><text:span text:style-name="T2">&lt;monosaccharide id="11" type="b" anomer="b" superclass="hex" ringStart="1" ringEnd="5" name="b-dgal-HEX-1:5"&gt;</text:span></text:p>
            <text:p text:style-name="P3"><text:span text:style-name="T2"><text:s text:c="12"/></text:span><text:span text:style-name="T2">&lt;basetype id="1" type="dgal" /&gt;</text:span></text:p>
            <text:p text:style-name="P3"><text:span text:style-name="T2"><text:s text:c="10"/></text:span><text:span text:style-name="T2">&lt;/monosaccharide&gt;</text:span></text:p>
            <text:p text:style-name="P3"><text:span text:style-name="T2"><text:s text:c="8"/></text:span><text:span text:style-name="T2">&lt;/residues&gt;</text:span></text:p>
            <text:p text:style-name="P3"><text:span text:style-name="T2"><text:s text:c="8"/></text:span><text:span text:style-name="T2">&lt;linkages /&gt;</text:span></text:p>
            <text:p text:style-name="P3"><text:span text:style-name="T2"><text:s text:c="8"/></text:span><text:span text:style-name="T2">&lt;lead_in residue_id="11" /&gt;</text:span></text:p>
            <text:p text:style-name="P3"><text:span text:style-name="T2"><text:s text:c="8"/></text:span><text:span text:style-name="T2">&lt;lead_out residue_id="11" connected_to="5" /&gt;</text:span></text:p>
            <text:p text:style-name="P3"><text:span text:style-name="T2"><text:s text:c="8"/></text:span><text:span text:style-name="T2">&lt;lead_out residue_id="11" connected_to="6" /&gt;</text:span></text:p>
            <text:p text:style-name="P3"><text:span text:style-name="T2"><text:s text:c="6"/></text:span><text:span text:style-name="T2">&lt;/substructure&gt;</text:span></text:p>
            <text:p text:style-name="P3"><text:span text:style-name="T2"><text:s text:c="6"/></text:span><text:span text:style-name="T2">&lt;substructure&gt;</text:span></text:p>
            <text:p text:style-name="P3"><text:span text:style-name="T2"><text:s text:c="8"/></text:span><text:span text:style-name="T2">&lt;residues&gt;</text:span></text:p>
            <text:p text:style-name="P3"><text:span text:style-name="T2"><text:s text:c="10"/></text:span><text:span text:style-name="T2">&lt;monosaccharide id="12" type="b" anomer="b" superclass="hex" ringStart="1" ringEnd="5" name="b-dglc-HEX-1:5"&gt;</text:span></text:p>
            <text:p text:style-name="P3"><text:span text:style-name="T2"><text:s text:c="12"/></text:span><text:span text:style-name="T2">&lt;basetype id="1" type="dglc" /&gt;</text:span></text:p>
            <text:p text:style-name="P3"><text:span text:style-name="T2"><text:s text:c="10"/></text:span><text:span text:style-name="T2">&lt;/monosaccharide&gt;</text:span></text:p>
            <text:p text:style-name="P3"><text:span text:style-name="T2"><text:s text:c="10"/></text:span><text:span text:style-name="T2">&lt;monosaccharide id="13" type="b" anomer="b" superclass="hex" ringStart="1" ringEnd="5" name="b-dido-HEX-1:5"&gt;</text:span></text:p>
            <text:p text:style-name="P3"><text:span text:style-name="T2"><text:s text:c="12"/></text:span><text:span text:style-name="T2">&lt;basetype id="1" type="dido" /&gt;</text:span></text:p>
            <text:p text:style-name="P3"><text:span text:style-name="T2"><text:s text:c="10"/></text:span><text:span text:style-name="T2">&lt;/monosaccharide&gt;</text:span></text:p>
            <text:p text:style-name="P3"><text:span text:style-name="T2"><text:s text:c="8"/></text:span><text:span text:style-name="T2">&lt;/residues&gt;</text:span></text:p>
            <text:p text:style-name="P3"><text:span text:style-name="T2"><text:s text:c="8"/></text:span><text:span text:style-name="T2">&lt;linkages&gt;</text:span></text:p>
            <text:p text:style-name="P3"><text:span text:style-name="T2"><text:s text:c="10"/></text:span><text:span text:style-name="T2">&lt;connection id="7" parent="12" child="13"&gt;</text:span></text:p>
            <text:p text:style-name="P3"><text:span text:style-name="T2"><text:s text:c="12"/></text:span><text:span text:style-name="T2">&lt;linkage id="10" parentType="o" childType="d"&gt;</text:span></text:p>
            <text:p text:style-name="P3"><text:span text:style-name="T2"><text:s text:c="14"/></text:span><text:span text:style-name="T2">&lt;parent pos="2" /&gt;</text:span></text:p>
            <text:p text:style-name="P3"><text:span text:style-name="T2"><text:s text:c="14"/></text:span><text:span text:style-name="T2">&lt;child pos="1" /&gt;</text:span></text:p>
            <text:p text:style-name="P3"><text:span text:style-name="T2"><text:s text:c="12"/></text:span><text:span text:style-name="T2">&lt;/linkage&gt;</text:span></text:p>
            <text:p text:style-name="P3"><text:span text:style-name="T2"><text:s text:c="10"/></text:span><text:span text:style-name="T2">&lt;/connection&gt;</text:span></text:p>
            <text:p text:style-name="P3"><text:span text:style-name="T2"><text:s text:c="8"/></text:span><text:span text:style-name="T2">&lt;/linkages&gt;</text:span></text:p>
            <text:p text:style-name="P3"><text:span text:style-name="T2"><text:s text:c="8"/></text:span><text:span text:style-name="T2">&lt;lead_in residue_id="12" /&gt;</text:span></text:p>
            <text:p text:style-name="P3"><text:span text:style-name="T2"><text:s text:c="8"/></text:span><text:span text:style-name="T2">&lt;lead_out residue_id="12" connected_to="5" /&gt;</text:span></text:p>
            <text:p text:style-name="P3"><text:span text:style-name="T2"><text:s text:c="8"/></text:span><text:span text:style-name="T2">&lt;lead_out residue_id="13" connected_to="6" /&gt;</text:span></text:p>
            <text:p text:style-name="P3"><text:span text:style-name="T2"><text:s text:c="6"/></text:span><text:span text:style-name="T2">&lt;/substructure&gt;</text:span></text:p>
            <text:p text:style-name="P3"><text:span text:style-name="T2"><text:s text:c="4"/></text:span><text:span text:style-name="T2">&lt;/unit&gt;</text:span></text:p>
            <text:p text:style-name="P3"><text:span text:style-name="T2"><text:s text:c="2"/></text:span><text:span text:style-name="T2">&lt;/alternative&gt;</text:span></text:p>
            <text:p text:style-name="P3"><text:span text:style-name="T2">&lt;/sugar&gt;</text:span></text:p>
            <text:p text:style-name="P3"><text:span text:style-name="T2"/></text:p>
          </draw:text-box>
        </draw:frame>
        <draw:frame draw:style-name="gr2" draw:text-style-name="P6" draw:layer="layout" svg:width="1.158cm" svg:height="2.185cm" svg:x="1.526cm" svg:y="1.37cm">
          <draw:text-box>
            <text:p text:style-name="P5"><text:span text:style-name="T3">A</text:span></text:p>
          </draw:text-box>
        </draw:frame>
        <draw:frame draw:style-name="gr2" draw:text-style-name="P6" draw:layer="layout" svg:width="1.158cm" svg:height="2.185cm" svg:x="7.926cm" svg:y="1.371cm">
          <draw:text-box>
            <text:p text:style-name="P5"><text:span text:style-name="T3">B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1" draw:layer="layout" svg:width="16.79cm" svg:height="13.114cm" svg:x="2.098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de" fo:country="DE" style:font-family-asian="'Albany AMT'" style:font-pitch-asian="variable" style:font-size-asian="24pt" style:language-asian="none" style:country-asian="none" style:font-family-complex="'Albany AMT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'Albany AMT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Albany AMT'" style:font-family-generic="roman" style:font-pitch="variable" fo:font-size="44pt" fo:font-style="normal" fo:text-shadow="none" style:text-underline-style="none" fo:font-weight="normal" style:font-family-asian="'Albany AMT'" style:font-pitch-asian="variable" style:font-size-asian="44pt" style:font-style-asian="normal" style:font-weight-asian="normal" style:font-family-complex="'Albany AMT'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font-family-asian="'Albany AMT'" style:font-pitch-asian="variable" style:font-size-asian="32pt" style:font-style-asian="normal" style:font-weight-asian="normal" style:font-family-complex="'Albany AMT'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font-family-asian="'Albany AMT'" style:font-pitch-asian="variable" style:font-size-asian="20pt" style:font-style-asian="normal" style:font-weight-asian="normal" style:font-family-complex="'Albany AMT'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font-family-asian="'Albany AMT'" style:font-pitch-asian="variable" style:font-size-asian="32pt" style:font-style-asian="normal" style:font-weight-asian="normal" style:font-family-complex="'Albany AMT'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gr1" draw:text-style-name="P1" draw:layer="backgroundobjects" svg:width="12.889cm" svg:height="1.04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page-number>&lt;Nummer&gt;</text:page-number></text:p>
        </draw:text-box>
      </draw:frame>
    </style:handout-master>
    <style:master-page style:name="Standard" style:page-layout-name="PM1" draw:style-name="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page-number>&lt;Nummer&gt;</text:page-number></text:p>
        </draw:text-box>
      </draw:frame>
      <presentation:notes style:page-layout-name="PM2">
        <draw:page-thumbnail presentation:style-name="Standard-title" draw:layer="backgroundobjects" svg:width="14.848cm" svg:height="11.135cm" svg:x="3.07cm" svg:y="2.257cm" presentation:class="page"/>
        <draw:frame presentation:style-name="Standard-notes" draw:layer="backgroundobjects" svg:width="16.79cm" svg:height="13.364cm" svg:x="2.098cm" svg:y="14.107cm" presentation:class="notes" presentation:placeholder="true">
          <draw:text-box/>
        </draw:frame>
        <draw:frame presentation:style-name="pr2" draw:text-style-name="P1" draw:layer="backgroundobjects" svg:width="9.108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08cm" svg:height="1.484cm" svg:x="11.88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08cm" svg:height="1.484cm" svg:x="0cm" svg:y="28.216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08cm" svg:height="1.484cm" svg:x="11.88cm" svg:y="28.216cm" presentation:class="page-number">
          <draw:text-box>
            <text:p text:style-name="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7-04-24T08:54:02</meta:creation-date>
    <dc:date>2007-04-24T09:07:28</dc:date>
    <dc:language>de-DE</dc:language>
    <meta:editing-cycles>4</meta:editing-cycles>
    <meta:editing-duration>PT13M26S</meta:editing-duration>
    <meta:user-defined meta:name="Info 1"/>
    <meta:user-defined meta:name="Info 2"/>
    <meta:user-defined meta:name="Info 3"/>
    <meta:user-defined meta:name="Info 4"/>
    <meta:document-statistic meta:object-count="27"/>
  </office:meta>
</office:document-meta>
</file>